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subtitle">
      <style:graphic-properties draw:fill-color="#ffffff" fo:min-height="12.191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text-properties fo:font-size="27pt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loext:graphic-properties draw:fill-color="#ffffff"/>
      <style:text-properties fo:font-size="20pt" style:font-size-asian="20pt" style:font-size-complex="20pt"/>
    </style:style>
    <style:style style:name="P4" style:family="paragraph">
      <style:text-properties fo:font-size="30pt"/>
    </style:style>
    <style:style style:name="P5" style:family="paragraph">
      <loext:graphic-properties draw:fill-color="#ffffff"/>
      <style:text-properties fo:font-size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5cm" svg:height="9cm" svg:x="1.25cm" svg:y="0.75cm" presentation:class="title">
          <draw:text-box>
            <text:p>Дневник калорий</text:p>
          </draw:text-box>
        </draw:frame>
        <draw:frame presentation:style-name="pr2" draw:text-style-name="P1" draw:layer="layout" svg:width="25cm" svg:height="3.25cm" svg:x="1.25cm" svg:y="10.75cm" presentation:class="subtitle">
          <draw:text-box>
            <text:p text:style-name="P1">Путин Григорий Романович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Цель программы</text:p>
          </draw:text-box>
        </draw:frame>
        <draw:frame presentation:style-name="pr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Программа позволит рассчитать калории за день, что очень важно для похудения и здорового образа жизни</text:p>
              </text:list-item>
              <text:list-item>
                <text:p>Так же программой можно пользоваться как дневником продуктов, которые вы употребили за день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Задачи</text:p>
          </draw:text-box>
        </draw:frame>
        <draw:frame presentation:style-name="pr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Сформировать таблицу с основными данными</text:p>
              </text:list-item>
              <text:list-item>
                <text:p>Реализовать оконный интерфейс</text:p>
              </text:list-item>
              <text:list-item>
                <text:p>Реализовать создание новой таблицы</text:p>
              </text:list-item>
              <text:list-item>
                <text:p>Вывести результат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Классы</text:p>
          </draw:text-box>
        </draw:frame>
        <draw:frame presentation:style-name="pr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MainWindow — главное окно</text:p>
              </text:list-item>
              <text:list-item>
                <text:p>Breakfast_dialog, Dinner_dialog, Supper_dialog — окна для <text:s text:c="3"/>ввода продуктов</text:p>
              </text:list-item>
              <text:list-item>
                <text:p>Add_product — добавляет новый продукт в таблицу</text:p>
              </text:list-item>
              <text:list-item>
                <text:p>Result_dialog — окно с выводом</text:p>
              </text:list-item>
              <text:list-item>
                <text:p>Dialog — диалоговое окно с завершением программы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Вывод</text:p>
          </draw:text-box>
        </draw:frame>
        <draw:frame presentation:style-name="pr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Я считаю что, я справился с поставленными задачами и мой проект мог кому-нибудь помочь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4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5" draw:layer="layout" svg:width="25.199cm" svg:height="12.191cm" svg:x="1.397cm" svg:y="1.752cm" presentation:class="subtitle" presentation:user-transformed="true">
          <draw:text-box>
            <text:p text:style-name="P4">Спасибо за внимание!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oto Sans Regular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loext:color-lum-mod="100%" loext:color-lum-off="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loext:color-lum-mod="100%" loext:color-lum-off="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loext:color-lum-mod="100%" loext:color-lum-off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loext:color-lum-mod="100%" loext:color-lum-off="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номер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номер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номер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29T21:31:31.623000000</meta:creation-date>
    <meta:editing-duration>PT14M20S</meta:editing-duration>
    <meta:editing-cycles>2</meta:editing-cycles>
    <meta:generator>LibreOffice/7.5.1.2$Windows_X86_64 LibreOffice_project/fcbaee479e84c6cd81291587d2ee68cba099e129</meta:generator>
    <dc:title>Vivid</dc:title>
    <dc:date>2023-11-29T21:45:51.721000000</dc:date>
    <meta:document-statistic meta:object-count="67"/>
  </office:meta>
</office:document-meta>
</file>